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style:text-underline-style="none" fo:font-weight="bold" style:font-size-asian="18pt" style:font-weight-asian="bold" style:font-size-complex="18pt" style:font-weight-complex="bold"/>
    </style:style>
    <style:style style:name="P3" style:family="paragraph" style:parent-style-name="Standard">
      <style:text-properties fo:font-size="18pt" style:text-underline-style="none" fo:font-weight="normal" style:font-size-asian="18pt" style:font-weight-asian="normal" style:font-size-complex="18pt" style:font-weight-complex="normal"/>
    </style:style>
    <style:style style:name="P4" style:family="paragraph" style:parent-style-name="Standard">
      <style:text-properties fo:font-size="20pt" style:font-size-asian="20pt" style:font-size-complex="20pt"/>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Standard">
      <style:text-properties fo:font-size="20pt" style:text-underline-style="none" fo:font-weight="bold" style:font-size-asian="20pt" style:font-weight-asian="bold" style:font-size-complex="20pt" style:font-weight-complex="bold"/>
    </style:style>
    <style:style style:name="P7" style:family="paragraph" style:parent-style-name="Standard">
      <style:text-properties fo:font-size="20pt" style:text-underline-style="none" style:font-size-asian="20pt" style:font-size-complex="20pt"/>
    </style:style>
    <style:style style:name="P8"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size="20pt" style:text-underline-style="solid" style:text-underline-width="auto" style:text-underline-color="font-color"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seño de red segura </text:p>
      <text:p text:style-name="Standard"/>
      <text:p text:style-name="Standard">Las organizaciones aprovechan el poder de Internet para conectarse con todo tipo de entidades externas, como clientes, organizaciones de clientes y proveedores, por nombrar algunas. </text:p>
      <text:p text:style-name="Standard"/>
      <text:p text:style-name="P1">Introducción al diseño de redes seguras </text:p>
      <text:p text:style-name="Standard"/>
      <text:p text:style-name="P4">Todos los sistemas de información crean riesgos para una organización, y si el nivel de riesgo introducido es aceptable es en última instancia una decisión <text:span text:style-name="T1">empresarial</text:span> </text:p>
      <text:p text:style-name="Standard"><text:span text:style-name="T1"/></text:p>
      <text:p text:style-name="P2">Riesgo aceptable </text:p>
      <text:p text:style-name="P8"/>
      <text:p text:style-name="P7">Lo que constituye un nivel aceptable de riesgo, depende de la organización y de su capacidad para tolerar el riesgo. Una organización que no les teme a los riesgos, en última instancia, aceptará niveles más bajos de riesgo y requerirá más controles de seguridad en los sistemas implementados </text:p>
      <text:p text:style-name="P8"/>
      <text:p text:style-name="P2">Diseñar la seguridad en una red </text:p>
      <text:p text:style-name="P2"/>
      <text:p text:style-name="P3">Por ejemplo, los enlaces WAN dedicados a oficinas remotas pueden ser más fiables que las redes privadas virtuales (VPNs), pero cuestan más, especialmente cuando cubren grandes distancias. Las redes totalmente redundantes pueden recuperarse fácilmente de los fallos, pero con el hardware duplicado aumenta los costos y cuantas más rutas de enrutamiento estén disponibles, más difícil será proteger y segregar los flujos de tráfico. </text:p>
      <text:p text:style-name="P3"><text:span text:style-name="T1"/></text:p>
      <text:p text:style-name="P6">Modelos de diseño de red</text:p>
      <text:p text:style-name="P6"><text:span text:style-name="T1"/></text:p>
      <text:p text:style-name="P7">Para pintar una imagen más clara de cómo el diseño global afecta a la seguridad, examinemos los diseños de un centro <text:soft-page-break/>comercial y un aeropuerto. En un centro comercial, para hacer la entrada y salida lo más conveniente posible, se proporcionan numerosas entradas y salidas. </text:p>
      <text:p text:style-name="P7"/>
      <text:p text:style-name="P7">Diseñar una red adecuad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aac rosario</meta:initial-creator>
    <meta:creation-date>2019-10-28T17:15:10.79</meta:creation-date>
    <dc:date>2019-10-28T17:26:07.16</dc:date>
    <dc:creator>isaac rosario</dc:creator>
    <meta:editing-duration>PT10M56S</meta:editing-duration>
    <meta:editing-cycles>2</meta:editing-cycles>
    <meta:generator>OpenOffice/4.1.7$Win32 OpenOffice.org_project/417m1$Build-9800</meta:generator>
    <meta:document-statistic meta:table-count="0" meta:image-count="0" meta:object-count="0" meta:page-count="2" meta:paragraph-count="11" meta:word-count="234" meta:character-count="1505"/>
  </office:meta>
</office:document-meta>
</file>